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66806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officeooo:rsid="000a14f6"/>
    </style:style>
    <style:style style:name="T123" style:family="text">
      <style:text-properties officeooo:rsid="005714b7"/>
    </style:style>
    <style:style style:name="T124" style:family="text">
      <style:text-properties officeooo:rsid="00880dbe"/>
    </style:style>
    <style:style style:name="T125" style:family="text">
      <style:text-properties officeooo:rsid="007c6d62"/>
    </style:style>
    <style:style style:name="T126" style:family="text">
      <style:text-properties officeooo:rsid="01c4f176"/>
    </style:style>
    <style:style style:name="T127" style:family="text">
      <style:text-properties officeooo:rsid="03b4652d"/>
    </style:style>
    <style:style style:name="T128" style:family="text">
      <style:text-properties officeooo:rsid="0473a949"/>
    </style:style>
    <style:style style:name="T129" style:family="text">
      <style:text-properties officeooo:rsid="0387836c"/>
    </style:style>
    <style:style style:name="T130" style:family="text">
      <style:text-properties officeooo:rsid="023c6ef8"/>
    </style:style>
    <style:style style:name="T131" style:family="text">
      <style:text-properties officeooo:rsid="023d86f1"/>
    </style:style>
    <style:style style:name="T132" style:family="text">
      <style:text-properties officeooo:rsid="02f83ef8"/>
    </style:style>
    <style:style style:name="T133" style:family="text">
      <style:text-properties officeooo:rsid="030feb5b"/>
    </style:style>
    <style:style style:name="T134" style:family="text">
      <style:text-properties officeooo:rsid="03106751"/>
    </style:style>
    <style:style style:name="T135" style:family="text">
      <style:text-properties officeooo:rsid="0303035b"/>
    </style:style>
    <style:style style:name="T136" style:family="text">
      <style:text-properties officeooo:rsid="03ea566d"/>
    </style:style>
    <style:style style:name="T137" style:family="text">
      <style:text-properties officeooo:rsid="03fcb8c3"/>
    </style:style>
    <style:style style:name="T138" style:family="text">
      <style:text-properties officeooo:rsid="04084c6f"/>
    </style:style>
    <style:style style:name="T139" style:family="text">
      <style:text-properties officeooo:rsid="040e98cf"/>
    </style:style>
    <style:style style:name="T140" style:family="text">
      <style:text-properties officeooo:rsid="0417ef4b"/>
    </style:style>
    <style:style style:name="T141" style:family="text">
      <style:text-properties officeooo:rsid="041d8615"/>
    </style:style>
    <style:style style:name="T142" style:family="text">
      <style:text-properties officeooo:rsid="041ffa80"/>
    </style:style>
    <style:style style:name="T143" style:family="text">
      <style:text-properties officeooo:rsid="0421e741"/>
    </style:style>
    <style:style style:name="T144" style:family="text">
      <style:text-properties officeooo:rsid="04260fb7"/>
    </style:style>
    <style:style style:name="T145" style:family="text">
      <style:text-properties officeooo:rsid="042b898a"/>
    </style:style>
    <style:style style:name="T146" style:family="text">
      <style:text-properties officeooo:rsid="042ffee7"/>
    </style:style>
    <style:style style:name="T147" style:family="text">
      <style:text-properties officeooo:rsid="0435dfbc"/>
    </style:style>
    <style:style style:name="T148" style:family="text">
      <style:text-properties officeooo:rsid="04441e06"/>
    </style:style>
    <style:style style:name="T149" style:family="text">
      <style:text-properties officeooo:rsid="045154b3"/>
    </style:style>
    <style:style style:name="T150" style:family="text">
      <style:text-properties officeooo:rsid="045657ac"/>
    </style:style>
    <style:style style:name="T151" style:family="text">
      <style:text-properties officeooo:rsid="0456d277"/>
    </style:style>
    <style:style style:name="T152" style:family="text">
      <style:text-properties officeooo:rsid="04617afd"/>
    </style:style>
    <style:style style:name="T153" style:family="text">
      <style:text-properties officeooo:rsid="0466806b"/>
    </style:style>
    <style:style style:name="T154" style:family="text">
      <style:text-properties officeooo:rsid="04684cbe"/>
    </style:style>
    <style:style style:name="T155" style:family="text">
      <style:text-properties officeooo:rsid="0470ab69"/>
    </style:style>
    <style:style style:name="T156" style:family="text">
      <style:text-properties officeooo:rsid="0471fcf4"/>
    </style:style>
    <style:style style:name="T157" style:family="text">
      <style:text-properties officeooo:rsid="04722c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26">Esser-</text:span>Skala, 20<text:span text:style-name="T134">20</text:span></text:p>
      <text:p text:style-name="P15"/>
      <text:p text:style-name="P15"/>
      <text:p text:style-name="P10">© 20<text:span text:style-name="T134">20</text:span> by Wolfgang <text:span text:style-name="T126">Esser-</text:span>Skala. This edition is licensed under the Creative Commons Attribution<text:span text:style-name="T124">-NonCommercial-ShareAlike</text:span> 4.0 International License. To view a copy of this license, visit http://creativecommons.org/licenses/by<text:span text:style-name="T125">-nc-sa</text:span>/4.0/. </text:p>
      <text:p text:style-name="P9"/>
      <text:p text:style-name="P11">Music engraving by LilyPond 2.18.0 (http://www.lilypond.org).<text:span text:style-name="T123"><text:line-break/>Front matter</text:span> typeset with EB Garamond (http://www.georgduffner.at/ebgaramond).</text:p>
      <text:p text:style-name="P15"/>
      <text:p text:style-name="P8">First <text:span text:style-name="T126">version</text:span>, <text:span text:style-name="T134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3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0">https://digital.staatsbibliothek-berlin.de/werkansicht/?PPN=PPN798409592<text:line-break/><text:tab/></text:span>(siglum<text:span text:style-name="T128"> </text:span>Mus.<text:span text:style-name="T130">ms. 18710</text:span>)</text:p>
      <text:p text:style-name="P2"/>
      <text:p text:style-name="P6">In general, this edition closely follows the <text:span text:style-name="T129">manuscript. </text:span>Any<text:span text:style-name="T132"> </text:span>changes <text:span text:style-name="T12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35">A, alto; B, basso; Ev, Evangelist; </text:span>Ms, manuscript;<text:span text:style-name="T130"> </text:span>org, organ; <text:span text:style-name="T157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3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27">Esser-</text:span>Skala</text:p>
      <text:p text:style-name="P13"/>
      <text:p text:style-name="P13"/>
      <text:p text:style-name="P14"/>
      <text:p text:style-name="P20"><text:line-break/><text:span text:style-name="T136">C O N T E N T S</text:span></text:p>
      <text:p text:style-name="P17"/>
      <text:p text:style-name="P12"/>
      <text:p text:style-name="P63">l u k a s <text:s text:c="2"/>x x i i</text:p>
      <text:p text:style-name="P23"/>
      <text:p text:style-name="P23"><text:span text:style-name="T153">1.</text:span>1<text:tab/><text:span text:style-name="T136">Coro</text:span>: <text:tab/><text:span text:style-name="T136">Beſpiegelt euch in Jeſu Leiden<text:tab/>1</text:span><text:line-break/><text:line-break/><text:span text:style-name="T131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53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53">1.3</text:span><text:tab/>Recitativo:<text:tab/>Und Jeſus ging hinau<text:span text:style-name="T137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53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53">1.5</text:span><text:tab/>Recitativo:<text:tab/>Und als <text:span text:style-name="T142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53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53">1.</text:span>7<text:tab/>Recitativo:<text:tab/>Und es kam, daß <text:span text:style-name="T143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53">1.</text:span>8<text:tab/>Aria:<text:tab/>Wie quälet ſich das höchſte Guth<text:tab/>1<text:span text:style-name="T5"><text:line-break/><text:line-break/></text:span><text:span text:style-name="T138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53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39">Jeſus</text:span><text:span text:style-name="T39"><text:tab/>Juda! verrätheſt du des Menſchen Sohn<text:line-break/><text:tab/>mit einem Kuß?<text:line-break/><text:line-break/></text:span><text:span text:style-name="T139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53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53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40">Jeſus</text:span><text:span text:style-name="T42"><text:tab/>Laßet ſie doch ſo ferne machen.<text:line-break/><text:line-break/></text:span><text:span text:style-name="T140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53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53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41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41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44">Magd I</text:span><text:span text:style-name="T54"><text:tab/>Dieſer Jünger war auch mit Ihm.<text:line-break/><text:line-break/></text:span><text:span text:style-name="T144">Evageliſt</text:span><text:span text:style-name="T54"><text:tab/> Er aber verleugnete Ihn und ſprach:<text:line-break/><text:line-break/></text:span><text:span text:style-name="T144">Petrus</text:span><text:span text:style-name="T54"><text:tab/>Weib, ich kenne Sein nicht.</text:span></text:p>
      <text:p text:style-name="P44"/>
      <text:p text:style-name="P44"/>
      <text:p text:style-name="P47"><text:span text:style-name="T153">1.1</text:span>4<text:tab/>Aria:<text:tab/>Gepr<text:span text:style-name="T145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53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46">Evangeliſt</text:span><text:span text:style-name="T62"><text:tab/>Petrus aber ſprach:<text:line-break/><text:line-break/></text:span><text:span text:style-name="T146">Petrus</text:span><text:span text:style-name="T62"><text:tab/>Menſch, ich weiß nicht, was du ſag</text:span><text:span text:style-name="T67">e</text:span><text:span text:style-name="T62">ſt.<text:line-break/><text:line-break/></text:span><text:span text:style-name="T146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47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53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48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53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53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49">Chor</text:span><text:span text:style-name="T88"><text:tab/>Weisſage, wer iſts, der dich ſchlug?<text:line-break/><text:line-break/></text:span><text:span text:style-name="T149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50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50">Evangeliſt</text:span><text:span text:style-name="T94"><text:tab/>Er ſprach aber zu ihnen:<text:line-break/><text:line-break/></text:span><text:span text:style-name="T150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50">Evangeliſt</text:span><text:span text:style-name="T94"><text:tab/>Da ſprachen ſie alle:</text:span><text:span text:style-name="T95"><text:line-break/><text:line-break/></text:span><text:span text:style-name="T151">Chor</text:span><text:span text:style-name="T95"><text:tab/>Biſtu denn Gottes Sohn?<text:line-break/><text:line-break/></text:span><text:span text:style-name="T151">Evangeliſt</text:span><text:span text:style-name="T95"><text:tab/>Er ſprach zu ihnen:<text:line-break/><text:line-break/></text:span><text:span text:style-name="T151">Jeſus</text:span><text:span text:style-name="T95"><text:tab/>Ihr ſagets, denn ich bins.<text:line-break/><text:line-break/></text:span><text:span text:style-name="T151">Evangeliſt</text:span><text:span text:style-name="T95"><text:tab/>Sie aber ſprachen:</text:span></text:p>
      <text:p text:style-name="P54"/>
      <text:p text:style-name="P54"/>
      <text:p text:style-name="P57"><text:span text:style-name="T153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53">1.</text:span>20<text:tab/>Aria:<text:tab/>Mund der Wahrheit<text:tab/>1<text:span text:style-name="T5"><text:line-break/><text:line-break/></text:span>Al<text:span text:style-name="T152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63">l u k a s <text:s text:c="2"/>x x i i i</text:p>
      <text:p text:style-name="P59"/>
      <text:p text:style-name="P60">2.1<text:tab/>Recitativo:<text:tab/>Und der gantze Hauffe ſt<text:span text:style-name="T154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4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4"/>
      <text:p text:style-name="P64"/>
      <text:p text:style-name="P65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5"/>
      <text:p text:style-name="P66"><text:line-break/><text:line-break/></text:p>
      <text:p text:style-name="P66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6"/>
      <text:p text:style-name="P66"/>
      <text:p text:style-name="P67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55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56">Evangeliſt</text:span><text:span text:style-name="T119"><text:tab/>Denn er mußte ihnen einen<text:line-break/><text:tab/>nach Gewohnheit des Feſtes los geben.<text:line-break/><text:tab/>Da ſchrie der gantze Hauffe und ſprach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1T20:39:06.274501450</dc:date>
    <dc:creator>Wolfgang Skala</dc:creator>
    <meta:editing-duration>P10DT20H21M42S</meta:editing-duration>
    <meta:editing-cycles>1023</meta:editing-cycles>
    <meta:generator>LibreOffice/4.2.8.2$Linux_X86_64 LibreOffice_project/420m0$Build-2</meta:generator>
    <meta:document-statistic meta:table-count="0" meta:image-count="1" meta:object-count="0" meta:page-count="11" meta:paragraph-count="42" meta:word-count="2428" meta:character-count="13882" meta:non-whitespace-character-count="11188"/>
  </office:meta>
</office:document-meta>
</file>